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9208333333333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ml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105" table:style-name="ce1">
            <text:p>121919105</text:p>
          </table:table-cell>
          <table:table-cell office:value-type="string" table:style-name="ce1">
            <text:p>Adhitya Kurniawansy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367377888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59085" table:style-name="ce1">
            <text:p>121959085</text:p>
          </table:table-cell>
          <table:table-cell office:value-type="string" table:style-name="ce1">
            <text:p>Annisa Rahma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8782096483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7113" table:style-name="ce1">
            <text:p>121917113</text:p>
          </table:table-cell>
          <table:table-cell office:value-type="string" table:style-name="ce1">
            <text:p>Fitriadi Rahmadsyah 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85277506116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54910" table:style-name="ce1">
            <text:p>121954910</text:p>
          </table:table-cell>
          <table:table-cell office:value-type="string" table:style-name="ce1">
            <text:p>Gustri Lusiyanti 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81293472288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55985" table:style-name="ce1">
            <text:p>121955985</text:p>
          </table:table-cell>
          <table:table-cell office:value-type="string" table:style-name="ce1">
            <text:p>Indra Lesman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85275237073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103" table:style-name="ce1">
            <text:p>121919103</text:p>
          </table:table-cell>
          <table:table-cell office:value-type="string" table:style-name="ce1">
            <text:p>Juniard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361420834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842" table:style-name="ce1">
            <text:p>121919842</text:p>
          </table:table-cell>
          <table:table-cell office:value-type="string" table:style-name="ce1">
            <text:p>Kas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81376910456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8234" table:style-name="ce1">
            <text:p>121918234</text:p>
          </table:table-cell>
          <table:table-cell office:value-type="string" table:style-name="ce1">
            <text:p>Muhammad Iqb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81375357080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101" table:style-name="ce1">
            <text:p>121919101</text:p>
          </table:table-cell>
          <table:table-cell office:value-type="string" table:style-name="ce1">
            <text:p>Sandy Hartoy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215909846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6890" table:style-name="ce1">
            <text:p>121916890</text:p>
          </table:table-cell>
          <table:table-cell office:value-type="string" table:style-name="ce1">
            <text:p>Silvia Nanc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82165505425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102" table:style-name="ce1">
            <text:p>121919102</text:p>
          </table:table-cell>
          <table:table-cell office:value-type="string" table:style-name="ce1">
            <text:p>Sulastr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296438923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59112" table:style-name="ce1">
            <text:p>121959112</text:p>
          </table:table-cell>
          <table:table-cell office:value-type="string" table:style-name="ce1">
            <text:p>Uli Damayanti Sitangga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82221585724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104" table:style-name="ce1">
            <text:p>121919104</text:p>
          </table:table-cell>
          <table:table-cell office:value-type="string" table:style-name="ce1">
            <text:p>Usm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268476620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PS</meta:initial-creator>
    <dc:creator>BPS</dc:creator>
    <meta:creation-date>2020-04-06T09:16:50Z</meta:creation-date>
    <dc:date>2020-04-06T09:16:50Z</dc:date>
  </office:meta>
</office:document-meta>
</file>